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c664" officeooo:paragraph-rsid="000dc6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pared for Blackstone</text:p>
      <text:p text:style-name="P1">June 2019 Geospatial Data Scientist Assessment</text:p>
      <text:p text:style-name="P1">Johannes C. Plambeck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7:13:45.112350638</meta:creation-date>
    <meta:generator>LibreOffice/6.2.6.2$Linux_X86_64 LibreOffice_project/20$Build-2</meta:generator>
    <dc:date>2019-09-16T17:15:08.298291283</dc:date>
    <meta:editing-duration>PT1M24S</meta:editing-duration>
    <meta:editing-cycles>1</meta:editing-cycles>
    <meta:document-statistic meta:table-count="0" meta:image-count="0" meta:object-count="0" meta:page-count="1" meta:paragraph-count="3" meta:word-count="12" meta:character-count="89" meta:non-whitespace-character-count="80"/>
  </office:meta>
</office:document-meta>
</file>